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4"/>
        <table:table-column table:style-name="co1" table:number-columns-repeated="16381" table:default-cell-style-name="Default"/>
        <table:table-row table:style-name="ro1">
          <table:table-cell table:style-name="Default" table:number-columns-repeated="3"/>
          <table:table-cell table:number-columns-repeated="16381"/>
        </table:table-row>
        <table:table-row table:style-name="ro2">
          <table:table-cell office:value-type="string" calcext:value-type="string">
            <text:p>Inner Loop</text:p>
          </table:table-cell>
          <table:table-cell table:formula="of:=5*256" office:value-type="float" office:value="1280" calcext:value-type="float">
            <text:p>1280</text:p>
          </table:table-cell>
          <table:table-cell office:value-type="string" calcext:value-type="string">
            <text:p>Cycle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uter Loop</text:p>
          </table:table-cell>
          <table:table-cell table:formula="of:=[.B2]*256" office:value-type="float" office:value="327680" calcext:value-type="float">
            <text:p>327680</text:p>
          </table:table-cell>
          <table:table-cell office:value-type="string" calcext:value-type="string">
            <text:p>Cycle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terations</text:p>
          </table:table-cell>
          <table:table-cell office:value-type="float" office:value="100" calcext:value-type="float">
            <text:p>100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otal Cycles</text:p>
          </table:table-cell>
          <table:table-cell table:formula="of:=[.B3]*[.B4]" office:value-type="float" office:value="32768000" calcext:value-type="float">
            <text:p>32768000</text:p>
          </table:table-cell>
          <table:table-cell office:value-type="string" calcext:value-type="string">
            <text:p>Cycles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16381"/>
        </table:table-row>
        <table:table-row table:style-name="ro2">
          <table:table-cell/>
          <table:table-cell table:formula="of:=[.B7]*60+[.C7]" office:value-type="float" office:value="230" calcext:value-type="float">
            <text:p>230</text:p>
          </table:table-cell>
          <table:table-cell office:value-type="string" calcext:value-type="string">
            <text:p>Second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terations</text:p>
          </table:table-cell>
          <table:table-cell office:value-type="float" office:value="24" calcext:value-type="float">
            <text:p>24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1 Iteration</text:p>
          </table:table-cell>
          <table:table-cell table:formula="of:=[.B8]/[.B9]" office:value-type="float" office:value="9.58333333333333" calcext:value-type="float">
            <text:p>9.58333333333333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ycles/Sec</text:p>
          </table:table-cell>
          <table:table-cell table:style-name="ce5" table:formula="of:=[.B5]/[.B11]" office:value-type="float" office:value="3419269.56521739" calcext:value-type="float">
            <text:p>3419270</text:p>
          </table:table-cell>
          <table:table-cell office:value-type="string" calcext:value-type="string">
            <text:p>Cycle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lock Speed</text:p>
          </table:table-cell>
          <table:table-cell table:style-name="ce6" table:formula="of:=[.B12]/1000000" office:value-type="float" office:value="3.41926956521739" calcext:value-type="float">
            <text:p>3.42</text:p>
          </table:table-cell>
          <table:table-cell office:value-type="string" calcext:value-type="string">
            <text:p>Mhz</text:p>
          </table:table-cell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2">
      <number:number number:decimal-places="10" number:min-decimal-places="10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4" number:min-decimal-places="4" number:min-integer-digits="1"/>
    </number:number-style>
    <number:number-style style:name="N127">
      <number:number number:decimal-places="3" number:min-decimal-places="3" number:min-integer-digits="1"/>
    </number:number-style>
    <number:number-style style:name="N128">
      <number:number number:decimal-places="1" number:min-decimal-places="1"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/00/0000</text:date>, <text:time style:data-style-name="N2" text:time-value="11:04:25.0407654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6T21:39:13.064486103</meta:creation-date>
    <dc:date>2023-12-11T11:04:42.426153458</dc:date>
    <meta:editing-duration>PT1H48M53S</meta:editing-duration>
    <meta:editing-cycles>14</meta:editing-cycles>
    <meta:generator>LibreOffice/7.6.4.1$Linux_X86_64 LibreOffice_project/60$Build-1</meta:generator>
    <meta:document-statistic meta:table-count="1" meta:cell-count="26" meta:object-count="0"/>
  </office:meta>
</office:document-meta>
</file>